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6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MapSize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ACKGROUND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10" office:value-type="string" calcext:value-type="string">
            <text:p>DIRT</text:p>
          </table:table-cell>
          <table:table-cell office:value-type="string" calcext:value-type="string">
            <text:p>GRASS</text:p>
          </table:table-cell>
          <table:table-cell table:number-columns-repeated="16" office:value-type="string" calcext:value-type="string">
            <text:p>DIRT</text:p>
          </table:table-cell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DGROUND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6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OX_COLLIDE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OX_COLLID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OX_COLLIDER</text:p>
          </table:table-cell>
          <table:table-cell table:number-columns-repeated="25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BLANK_GATE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BLANK_GATE</text:p>
          </table:table-cell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BOX_COLLIDER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OX_COLLID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TREE_TRUNK_SMALL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6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6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OREGROUND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27" office:value-type="string" calcext:value-type="string">
            <text:p>-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GatePosition</text:p>
          </table:table-cell>
          <table:table-cell table:style-name="ce2" office:value-type="string" calcext:value-type="string">
            <text:p>GAT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6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00-00-00</text:date>, <text:time style:data-style-name="N2" text:time-value="09:45:28.182023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axime Boivin</meta:initial-creator>
    <meta:creation-date>2014-10-25T14:56:55Z</meta:creation-date>
    <dc:date>2014-11-08T09:45:45.707797967</dc:date>
    <meta:editing-cycles>13</meta:editing-cycles>
    <meta:editing-duration>PT10H22M23S</meta:editing-duration>
    <meta:document-statistic meta:table-count="1" meta:cell-count="905" meta:object-count="0"/>
  </office:meta>
</office:document-meta>
</file>